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220C4A7BDCC0B52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6.6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ideo Game Ratings Comparison</text:p>
          </draw:text-box>
        </draw:frame>
        <draw:frame presentation:style-name="pr2" draw:text-style-name="P1" draw:layer="layout" svg:width="25.2cm" svg:height="6.614cm" svg:x="1.4cm" svg:y="3.8cm" presentation:class="subtitle" presentation:user-transformed="true">
          <draw:text-box>
            <text:p>How does popularity and broad appeal relate to consumer ratings?</text:p>
          </draw:text-box>
        </draw:frame>
        <draw:frame draw:style-name="gr1" draw:text-style-name="P2" draw:layer="layout" svg:width="6.604cm" svg:height="1.016cm" svg:x="7.366cm" svg:y="11.938cm">
          <draw:text-box>
            <text:p>Thomas Garabedia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eighted Rating Comparis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Game review scores are weighted.</text:p>
              </text:list-item>
              <text:list-item>
                <text:p/>
              </text:list-item>
              <text:list-item>
                <text:p>Null Hypothesis: The mean of player’s rated score for a “niche” game is equal to the mean of “broad appeal” game.</text:p>
              </text:list-item>
              <text:list-item>
                <text:p>Alternative Hypothesis: The two means are statistically differen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20C4A7BDCC0B52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0:07:48.473340849</meta:creation-date>
    <meta:editing-duration>PT7H7M58S</meta:editing-duration>
    <meta:editing-cycles>2</meta:editing-cycles>
    <meta:generator>LibreOffice/6.4.6.2$Linux_X86_64 LibreOffice_project/40$Build-2</meta:generator>
    <dc:title>Bright Blue</dc:title>
    <dc:date>2021-02-26T08:37:07.702972120</dc:date>
    <meta:document-statistic meta:object-count="35"/>
  </office:meta>
</office:document-meta>
</file>